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7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2/05/clone-graph-part-i.html">Clone Graph Part I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2/01/palindrome-number.html">Palindrome Number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5/a-distance-maximizing-problem.html">A Distance Maximizing Problem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5/determine-if-two-rectangles-overlap.html">Determine If Two Rectangles Overlap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3/median-of-two-sorted-arrays.html">Median of Two Sorted Arrays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1/sliding-window-maximum.html">Sliding Window Maximum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1/nuts-in-oasis-interview-question-from.html">Nuts in an Oasis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1/studious-student-problem-analysis.html">Studious Student Problem Analysis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1/01/peg-game-problem-analysis.html">Peg Game Problem Analysis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1/double-square-problem-analysis.html">Double Square Problem Analysis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1/facebook-hacker-cup.html">Facebook Hacker Cup Online Qualification Round Begins Now!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1/01/ctrla-ctrlc-ctrlv.html">CTRL+A, CTRL+C, CTRL+V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stack-that-supports-push-pop-and-getmin.html">Stack that Support Push, Pop, and GetMin in Constant Time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finding-minimum-window-in-s-which.html">Finding the Minimum Window in S which Contains All Elements from T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best-time-to-buy-and-sell-stock.html">Best Time to Buy and Sell Stock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1/rejection-sampling.html">Rejection Sampling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0/amazon-bar-raiser-interview-question.html">Excel Sheet Row Numbers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5/problem-c-theme-park-solution.html">Problem C: Theme Park Solution (Google Code Jam Qualification Round 2010)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0/05/problem-b-fair-warning-solution.html">Problem B: Fair Warning Solution (Google Code Jam Qualification Round 2010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5/google-code-jam-qualification-round.html">Google Code Jam Qualification Round 2010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5/here-is-another-google-phone-interview.html">String Reorder Distance Apart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5/printing-matrix-in-spiral-order.html">Printing Matrix (2D array) in Spiral Order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finding-prime-numbers.html">Finding prime numbers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binary-search-tree-in-order-traversal.html">Binary Search Tree In-Order Traversal Iterative Solution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hacking-google-interview-from-mit.html">Hacking a Google interview (From MIT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rotating-array-in-place.html">Rotating an array in place</text:a>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<text:a xlink:href="http://www.leetcode.com/2010/04/searching-element-in-rotated-array.html">Searching an Element in a Rotated Sorted Array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finding-all-unique-triplets-that-sums.html">Finding all unique triplets that sums to zero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how-to-determine-if-point-is-inside.html">How to determine if a point is inside a rectangle?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4/reversing-linked-list-iteratively-and.html">Reversing linked list iteratively and recursively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2/here-is-one-of-questions-from-microsoft.html">Recursion to the rescue!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2/c-code-to-count-number-of-words-in.html">C code to count the number of words in a string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2/c-code-to-remove-spaces-from-string.html">C code to remove spaces from a string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02/interview-tips-for-programmers.html">Interview tips for programmers</text:a></text:p>
          </table:table-cell>
          <table:table-cell table:style-name="ce6"/>
          <table:table-cell/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2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22:57</dc:date>
    <dc:creator>Tejas </dc:creator>
    <meta:editing-duration>PT00H20M57S</meta:editing-duration>
    <meta:editing-cycles>8</meta:editing-cycles>
    <meta:generator>OpenOffice.org/3.2$Linux OpenOffice.org_project/320m12$Build-9483</meta:generator>
    <meta:document-statistic meta:table-count="3" meta:cell-count="37" meta:object-count="0"/>
  </office:meta>
</office:document-meta>
</file>